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789cm"/>
    </style:style>
    <style:style style:name="Table1.B" style:family="table-column">
      <style:table-column-properties style:column-width="12.224cm"/>
    </style:style>
    <style:style style:name="Table1.A1" style:family="table-cell">
      <style:table-cell-properties style:vertical-align="middle" fo:padding="0.049cm" fo:border-left="1.3pt solid #000000" fo:border-right="none" fo:border-top="1.3pt solid #000000" fo:border-bottom="1.3pt solid #000000"/>
    </style:style>
    <style:style style:name="Table1.B1" style:family="table-cell">
      <style:table-cell-properties style:vertical-align="middle" fo:padding="0.049cm" fo:border="1.3pt solid #000000"/>
    </style:style>
    <style:style style:name="Table1.A2" style:family="table-cell">
      <style:table-cell-properties style:vertical-align="middle" fo:padding="0.049cm" fo:border-left="1.3pt solid #000000" fo:border-right="none" fo:border-top="none" fo:border-bottom="1.3pt solid #000000"/>
    </style:style>
    <style:style style:name="Table1.B2" style:family="table-cell">
      <style:table-cell-properties style:vertical-align="middle" fo:padding="0.049cm" fo:border-left="1.3pt solid #000000" fo:border-right="1.3pt solid #000000" fo:border-top="none" fo:border-bottom="1.3pt solid #000000"/>
    </style:style>
    <style:style style:name="P1" style:family="paragraph" style:parent-style-name="Standard">
      <style:text-properties officeooo:paragraph-rsid="00129654"/>
    </style:style>
    <style:style style:name="P2" style:family="paragraph" style:parent-style-name="Standard">
      <style:text-properties officeooo:paragraph-rsid="001397ea"/>
    </style:style>
    <style:style style:name="P3" style:family="paragraph" style:parent-style-name="Standard">
      <style:text-properties officeooo:rsid="00129654" officeooo:paragraph-rsid="00129654"/>
    </style:style>
    <style:style style:name="P4" style:family="paragraph" style:parent-style-name="Standard">
      <style:text-properties officeooo:rsid="001397ea" officeooo:paragraph-rsid="001397ea"/>
    </style:style>
    <style:style style:name="P5" style:family="paragraph" style:parent-style-name="Standard">
      <style:text-properties officeooo:rsid="0013a6f7" officeooo:paragraph-rsid="001397ea"/>
    </style:style>
    <style:style style:name="P6" style:family="paragraph" style:parent-style-name="Standard">
      <style:text-properties officeooo:rsid="0013a6f7" officeooo:paragraph-rsid="0013a6f7"/>
    </style:style>
    <style:style style:name="T1" style:family="text">
      <style:text-properties officeooo:rsid="00129654"/>
    </style:style>
    <style:style style:name="T2" style:family="text">
      <style:text-properties officeooo:rsid="001397ea"/>
    </style:style>
    <style:style style:name="T3" style:family="text">
      <style:text-properties officeooo:rsid="0013a6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1: What do different columns in the output of EXPLAIN mean? What possible values can those have? What is the meaning of those values? </text:p>
      <text:p text:style-name="P3"/>
      <text:p text:style-name="P3">The different columns of Explain: </text:p>
      <text:p text:style-name="P3"/>
      <text:p text:style-name="P3">1)id : The SELECT identifier. This is the sequential number of the SELECT within the query. The value can be NULL if the row refers to the union result of other rows. In this case, the table column shows a value like &lt;unionM,N&gt; to indicate that the row refers to the union of the rows with id values of M and N.</text:p>
      <text:p text:style-name="P3"/>
      <text:p text:style-name="P1"><text:span text:style-name="T1">2)</text:span><text:span text:style-name="Source_20_Text"><text:span text:style-name="T1">select_type</text:span></text:span><text:span text:style-name="T1"> </text:span></text:p>
      <text:p text:style-name="Text_20_body">The type of <text:a xlink:type="simple" xlink:href="http://dev.mysql.com/doc/refman/5.0/en/select.html"><text:span text:style-name="Source_20_Text">SELECT</text:span></text:a>, which can be any of those shown <text:span text:style-name="T2">as follows:</text:span></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ource_20_Text">select_type</text:span><text:span text:style-name="Source_20_Text"><text:span text:style-name="T2">(value)</text:span></text:span></text:p>
            </table:table-cell>
            <table:table-cell table:style-name="Table1.B1" office:value-type="string">
              <text:p text:style-name="Table_20_Heading">Meaning</text:p>
            </table:table-cell>
          </table:table-row>
        </table:table-header-rows>
        <table:table-row>
          <table:table-cell table:style-name="Table1.A2" office:value-type="string">
            <text:p text:style-name="Table_20_Contents"><text:span text:style-name="Source_20_Text">SIMPLE</text:span></text:p>
          </table:table-cell>
          <table:table-cell table:style-name="Table1.B2" office:value-type="string">
            <text:p text:style-name="Table_20_Contents">Simple <text:a xlink:type="simple" xlink:href="http://dev.mysql.com/doc/refman/5.0/en/select.html"><text:span text:style-name="Source_20_Text">SELECT</text:span></text:a> (not using <text:a xlink:type="simple" xlink:href="http://dev.mysql.com/doc/refman/5.0/en/union.html"><text:span text:style-name="Source_20_Text">UNION</text:span></text:a> or subqueries)</text:p>
          </table:table-cell>
        </table:table-row>
        <table:table-row>
          <table:table-cell table:style-name="Table1.A2" office:value-type="string">
            <text:p text:style-name="Table_20_Contents"><text:span text:style-name="Source_20_Text">PRIMARY</text:span></text:p>
          </table:table-cell>
          <table:table-cell table:style-name="Table1.B2" office:value-type="string">
            <text:p text:style-name="Table_20_Contents">Outermost <text:a xlink:type="simple" xlink:href="http://dev.mysql.com/doc/refman/5.0/en/select.html"><text:span text:style-name="Source_20_Text">SELECT</text:span></text:a></text:p>
          </table:table-cell>
        </table:table-row>
        <table:table-row>
          <table:table-cell table:style-name="Table1.A2" office:value-type="string">
            <text:p text:style-name="Table_20_Contents"><text:a xlink:type="simple" xlink:href="http://dev.mysql.com/doc/refman/5.0/en/union.html"><text:span text:style-name="Source_20_Text">UNION</text:span></text:a></text:p>
          </table:table-cell>
          <table:table-cell table:style-name="Table1.B2" office:value-type="string">
            <text:p text:style-name="Table_20_Contents">Second or later <text:a xlink:type="simple" xlink:href="http://dev.mysql.com/doc/refman/5.0/en/select.html"><text:span text:style-name="Source_20_Text">SELECT</text:span></text:a> statement in a <text:a xlink:type="simple" xlink:href="http://dev.mysql.com/doc/refman/5.0/en/union.html"><text:span text:style-name="Source_20_Text">UNION</text:span></text:a></text:p>
          </table:table-cell>
        </table:table-row>
        <table:table-row>
          <table:table-cell table:style-name="Table1.A2" office:value-type="string">
            <text:p text:style-name="Table_20_Contents"><text:span text:style-name="Source_20_Text">DEPENDENT UNION</text:span></text:p>
          </table:table-cell>
          <table:table-cell table:style-name="Table1.B2" office:value-type="string">
            <text:p text:style-name="Table_20_Contents">Second or later <text:a xlink:type="simple" xlink:href="http://dev.mysql.com/doc/refman/5.0/en/select.html"><text:span text:style-name="Source_20_Text">SELECT</text:span></text:a> statement in a <text:a xlink:type="simple" xlink:href="http://dev.mysql.com/doc/refman/5.0/en/union.html"><text:span text:style-name="Source_20_Text">UNION</text:span></text:a>, dependent on outer query</text:p>
          </table:table-cell>
        </table:table-row>
        <table:table-row>
          <table:table-cell table:style-name="Table1.A2" office:value-type="string">
            <text:p text:style-name="Table_20_Contents"><text:span text:style-name="Source_20_Text">UNION RESULT</text:span></text:p>
          </table:table-cell>
          <table:table-cell table:style-name="Table1.B2" office:value-type="string">
            <text:p text:style-name="Table_20_Contents">Result of a <text:a xlink:type="simple" xlink:href="http://dev.mysql.com/doc/refman/5.0/en/union.html"><text:span text:style-name="Source_20_Text">UNION</text:span></text:a>.</text:p>
          </table:table-cell>
        </table:table-row>
        <table:table-row>
          <table:table-cell table:style-name="Table1.A2" office:value-type="string">
            <text:p text:style-name="Table_20_Contents"><text:span text:style-name="Source_20_Text">SUBQUERY</text:span></text:p>
          </table:table-cell>
          <table:table-cell table:style-name="Table1.B2" office:value-type="string">
            <text:p text:style-name="Table_20_Contents">First <text:a xlink:type="simple" xlink:href="http://dev.mysql.com/doc/refman/5.0/en/select.html"><text:span text:style-name="Source_20_Text">SELECT</text:span></text:a> in subquery</text:p>
          </table:table-cell>
        </table:table-row>
        <table:table-row>
          <table:table-cell table:style-name="Table1.A2" office:value-type="string">
            <text:p text:style-name="Table_20_Contents"><text:span text:style-name="Source_20_Text">DEPENDENT SUBQUERY</text:span></text:p>
          </table:table-cell>
          <table:table-cell table:style-name="Table1.B2" office:value-type="string">
            <text:p text:style-name="Table_20_Contents">First <text:a xlink:type="simple" xlink:href="http://dev.mysql.com/doc/refman/5.0/en/select.html"><text:span text:style-name="Source_20_Text">SELECT</text:span></text:a> in subquery, dependent on outer query</text:p>
          </table:table-cell>
        </table:table-row>
        <table:table-row>
          <table:table-cell table:style-name="Table1.A2" office:value-type="string">
            <text:p text:style-name="Table_20_Contents"><text:span text:style-name="Source_20_Text">DERIVED</text:span></text:p>
          </table:table-cell>
          <table:table-cell table:style-name="Table1.B2" office:value-type="string">
            <text:p text:style-name="Table_20_Contents">Derived table <text:a xlink:type="simple" xlink:href="http://dev.mysql.com/doc/refman/5.0/en/select.html"><text:span text:style-name="Source_20_Text">SELECT</text:span></text:a> (subquery in <text:span text:style-name="Source_20_Text">FROM</text:span> clause)</text:p>
          </table:table-cell>
        </table:table-row>
        <table:table-row>
          <table:table-cell table:style-name="Table1.A2" office:value-type="string">
            <text:p text:style-name="Table_20_Contents"><text:span text:style-name="Source_20_Text">UNCACHEABLE SUBQUERY</text:span></text:p>
          </table:table-cell>
          <table:table-cell table:style-name="Table1.B2" office:value-type="string">
            <text:p text:style-name="Table_20_Contents">A subquery for which the result cannot be cached and must be re-evaluated for each row of the outer query</text:p>
          </table:table-cell>
        </table:table-row>
      </table:table>
      <text:p text:style-name="P3"/>
      <text:p text:style-name="P4">3) table </text:p>
      <text:p text:style-name="P4"/>
      <text:p text:style-name="P4">The name of the table to which the row of output refers. This can also be one of the following values: </text:p>
      <text:p text:style-name="P4"/>
      <text:p text:style-name="P4">a) &lt;unionM,N&gt;: The row refers to the union of the rows with id values of M and N. </text:p>
      <text:p text:style-name="P4">b) &lt;derivedN&gt;: The row refers to the derived table result for the row with an id value of N. A derived table may result, for example, from a subquery in the FROM clause. </text:p>
      <text:p text:style-name="P4"/>
      <text:p text:style-name="P2"><text:span text:style-name="T2">4) <text:s/>Type: the join type:</text:span><text:span text:style-name="T3">-</text:span></text:p>
      <text:p text:style-name="P5"/>
      <text:p text:style-name="P6">a) system : table has only one row.</text:p>
      <text:p text:style-name="P6">b) const: The table has at most one matching row, which is read at the start of the query. Because there is only one row, values from the column in this row can be regarded as constants by the rest of the optimizer</text:p>
      <text:p text:style-name="P6">c) eq_ref: One row is read from this table for each combination of rows from the previous tables.</text:p>
      <text:p text:style-name="P6">d) ref: All rows with matching index values are read from this table for each combination of rows from the previous tables.</text:p>
      <text:p text:style-name="P6">e) fulltext: join is performed with a fulltext index.</text:p>
      <text:p text:style-name="P6">f) <text:s/>ref_or_null: it is like ref, but we do an extra search for null values.</text:p>
      <text:p text:style-name="P6">g) index_merge</text:p>
      <text:p text:style-name="P6">i) unique_subquery</text:p>
      <text:p text:style-name="P6">j) index_subquery</text:p>
      <text:p text:style-name="P6">k) range: Only rows that are in a given range are retrieved, using an index to select the rows.</text:p>
      <text:p text:style-name="P6"><text:soft-page-break/>l) index: the index tree is scanned.</text:p>
      <text:p text:style-name="P6">m) all: A full table scan is done for each combination of rows from the previous tables.</text:p>
      <text:p text:style-name="P6"/>
      <text:p text:style-name="P4">5) <text:s/>Possible keys: which indexes MySQL can choose from use to find the rows in this table.</text:p>
      <text:p text:style-name="P4"/>
      <text:p text:style-name="P4">6) key: The key column indicates the key (index) that MySQL actually decided to use. If MySQL decides to use one of the possible_keys indexes to look up rows, that index is listed as the key value.</text:p>
      <text:p text:style-name="P4"/>
      <text:p text:style-name="P4">7) Key_len : column indicates the length of the key that MySQL decided to use. If no key is selected the length is NULL.</text:p>
      <text:p text:style-name="P4"/>
      <text:p text:style-name="P2"><text:span text:style-name="T2">8) Ref: This shows which column</text:span><text:span text:style-name="T3">s are compared to the index in the key column to fetch rows from the data.</text:span></text:p>
      <text:p text:style-name="P5"/>
      <text:p text:style-name="P6">9) Rows: This column indicates the number of rows MySQL believes it must examine to execute the query.</text:p>
      <text:p text:style-name="P6"/>
      <text:p text:style-name="P6">10) Extra: This gives additional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18T14:24:09</meta:creation-date>
    <dc:date>2013-07-18T16:52:16</dc:date>
    <meta:editing-duration>PT30M56S</meta:editing-duration>
    <meta:editing-cycles>3</meta:editing-cycles>
    <meta:generator>LibreOffice/4.0.2.2$Linux_X86_64 LibreOffice_project/400m0$Build-2</meta:generator>
    <meta:document-statistic meta:table-count="1" meta:image-count="0" meta:object-count="0" meta:page-count="2" meta:paragraph-count="48" meta:word-count="558" meta:character-count="3009" meta:non-whitespace-character-count="2489"/>
  </office:meta>
</office:document-meta>
</file>